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P4" style:family="paragraph" style:parent-style-name="Standard">
      <style:paragraph-properties fo:text-align="start" style:justify-single-word="false"/>
      <style:text-properties fo:color="#000000" style:font-name="Times New Roman"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color="#57a64a" style:font-name="Consolas" fo:font-size="9.5pt" style:font-name-asian="Consolas" style:font-size-asian="9.5pt" style:font-name-complex="Consolas" style:font-size-complex="9.5pt"/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P8" style:family="paragraph" style:parent-style-name="Standard" style:list-style-name="L3"/>
    <style:style style:name="P9" style:family="paragraph" style:parent-style-name="Standard" style:list-style-name="L4"/>
    <style:style style:name="P10" style:family="paragraph" style:parent-style-name="Standard" style:list-style-name="L5"/>
    <style:style style:name="P11" style:family="paragraph" style:parent-style-name="Standard" style:list-style-name="L6"/>
    <style:style style:name="P12" style:family="paragraph" style:parent-style-name="Standard" style:list-style-name="L7"/>
    <style:style style:name="P13" style:family="paragraph" style:parent-style-name="Standard" style:list-style-name="L8"/>
    <style:style style:name="P14" style:family="paragraph" style:parent-style-name="Standard" style:list-style-name="L9"/>
    <style:style style:name="P15" style:family="paragraph" style:parent-style-name="Standard" style:list-style-name="L10"/>
    <style:style style:name="P16" style:family="paragraph" style:parent-style-name="Standard" style:list-style-name="L11"/>
    <style:style style:name="P17" style:family="paragraph" style:parent-style-name="Standard" style:list-style-name="L12"/>
    <style:style style:name="P18" style:family="paragraph" style:parent-style-name="Standard" style:list-style-name="L13"/>
    <style:style style:name="P19" style:family="paragraph" style:parent-style-name="Standard" style:list-style-name="L14"/>
    <style:style style:name="P20" style:family="paragraph" style:parent-style-name="Standard" style:list-style-name="L15"/>
    <style:style style:name="P21" style:family="paragraph" style:parent-style-name="Standard" style:list-style-name="L16"/>
    <style:style style:name="P22" style:family="paragraph" style:parent-style-name="Standard" style:list-style-name="L17"/>
    <style:style style:name="P23" style:family="paragraph" style:parent-style-name="Standard" style:list-style-name="L18"/>
    <style:style style:name="P24" style:family="paragraph" style:parent-style-name="Standard" style:list-style-name="L19"/>
    <style:style style:name="P25" style:family="paragraph" style:parent-style-name="Standard" style:list-style-name="L20"/>
    <style:style style:name="P26" style:family="paragraph" style:parent-style-name="Standard" style:list-style-name="L21"/>
    <style:style style:name="P27" style:family="paragraph" style:parent-style-name="Standard" style:list-style-name="L22"/>
    <style:style style:name="P28" style:family="paragraph" style:parent-style-name="Standard" style:list-style-name="L23"/>
    <style:style style:name="P29" style:family="paragraph" style:parent-style-name="Standard" style:list-style-name="L24"/>
    <style:style style:name="P30" style:family="paragraph" style:parent-style-name="Standard" style:list-style-name="L25"/>
    <style:style style:name="P31" style:family="paragraph" style:parent-style-name="Standard" style:list-style-name="L26"/>
    <style:style style:name="P32" style:family="paragraph" style:parent-style-name="Standard" style:list-style-name="L27"/>
    <style:style style:name="P33" style:family="paragraph" style:parent-style-name="Standard" style:list-style-name="L28"/>
    <style:style style:name="P34" style:family="paragraph" style:parent-style-name="Standard" style:list-style-name="L29"/>
    <style:style style:name="P35" style:family="paragraph" style:parent-style-name="Standard" style:list-style-name="L30"/>
    <style:style style:name="P36" style:family="paragraph" style:parent-style-name="Standard">
      <style:paragraph-properties fo:text-align="start" style:justify-single-word="false"/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P37" style:family="paragraph" style:parent-style-name="Standard">
      <style:paragraph-properties fo:text-align="start" style:justify-single-word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57a64a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style:font-name-asian="Consolas" style:font-name-complex="Consolas"/>
    </style:style>
    <style:style style:name="T4" style:family="text">
      <style:text-properties fo:color="#000000" style:font-name="Times New Roman" fo:font-size="12pt" style:font-name-asian="Consolas" style:font-size-asian="12pt" style:font-name-complex="Consolas" style:font-size-complex="12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onster/BattleMonster registration in the RegisterAll function is commented out</text:p>
      <text:p text:style-name="Standard"><text:tab/><text:span text:style-name="T2">//obj.Register&lt;Monster&gt;();</text:span></text:p>
      <text:p text:style-name="P3">Commented out items serialization inside Character</text:p>
      <text:p text:style-name="P4"><text:span text:style-name="T3"><text:tab/></text:span><text:span text:style-name="T2">//file &amp; items;</text:span></text:p>
      <text:p text:style-name="P5"><text:tab/>//file &amp; (&amp;comp);</text:p>
      <text:p text:style-name="P3"><text:tab/>Character</text:p>
      <text:p text:style-name="P3"><text:tab/>NPC</text:p>
      <text:p text:style-name="P3"><text:tab/>MonsterBase</text:p>
      <text:p text:style-name="P3"><text:tab/>StatusEffect</text:p>
      <text:p text:style-name="P3"><text:tab/>StopWatchBase</text:p>
      <text:p text:style-name="P3">Sprite's destructor had StopMoving in it</text:p>
      <text:p text:style-name="P3"/>
      <text:p text:style-name="P3">Finish serialization</text:p>
      <text:p text:style-name="P3"><text:tab/>Finish:</text:p>
      <text:p text:style-name="P3"><text:tab/><text:tab/>NPC's dialogue serialization + Speech serialization</text:p>
      <text:p text:style-name="P3"><text:tab/><text:tab/>Effect</text:p>
      <text:p text:style-name="P3"><text:tab/><text:tab/>FrameStopwatch</text:p>
      <text:p text:style-name="P3"><text:tab/>Comments:</text:p>
      <text:p text:style-name="P3"><text:tab/><text:tab/>CharacterHandler's Serialize</text:p>
      <text:p text:style-name="P3"><text:tab/><text:tab/>Inventory::Equipment's Serialize</text:p>
      <text:p text:style-name="P3"><text:tab/>Possibilities:</text:p>
      <text:p text:style-name="P3"><text:tab/><text:tab/>ElementRegistry might need to be serialized</text:p>
      <text:p text:style-name="P3"><text:tab/><text:tab/>SpellList's GUI might need to be serialized</text:p>
      <text:p text:style-name="P3"><text:tab/><text:tab/><text:tab/>Probably not, though</text:p>
      <text:p text:style-name="P3"><text:tab/><text:tab/>Inventory's GUI might need to be serialized</text:p>
      <text:p text:style-name="P3"><text:tab/><text:tab/><text:tab/>Probably not, though</text:p>
      <text:p text:style-name="P3"><text:tab/><text:tab/>Remove tile pointer serialization in GameAction's?</text:p>
      <text:p text:style-name="P3"><text:tab/><text:tab/>StatusEffect's Image?</text:p>
      <text:p text:style-name="P3"/>
      <text:p text:style-name="P3">Test field:</text:p>
      <text:p text:style-name="P3"><text:tab/>Finish:</text:p>
      <text:p text:style-name="P3"><text:tab/><text:tab/>Field/floor change</text:p>
      <text:p text:style-name="P3"/>
      <text:p text:style-name="P37"><text:span text:style-name="T4">Improvements:</text:span></text:p>
      <text:p text:style-name="Standard"><text:tab/>ShownQualifier engine is strange and probably should be changed</text:p>
      <text:p text:style-name="Standard"><text:tab/>SpriteHandler's zStop is weird</text:p>
      <text:p text:style-name="Standard"><text:tab/>Field uses its z member for this as well, which is strange</text:p>
      <text:p text:style-name="Standard"><text:tab/><text:tab/>Why does Field even have a z member?</text:p>
      <text:p text:style-name="Standard"><text:tab/>Can improve the tile engine by moving the Tile's constructors to private and adding static <text:tab/><text:tab/><text:tab/>creation functions which handle spawn position placement</text:p>
      <text:p text:style-name="Standard"/>
      <text:p text:style-name="Standard">Clean up Character after Battle character classes were moved (virtual classes and design check)</text:p>
      <text:p text:style-name="Standard">Going to mainGameState goes to the main field always</text:p>
      <text:p text:style-name="Standard">eventFinished in context menu is really strange</text:p>
      <text:p text:style-name="Standard"/>
      <text:p text:style-name="Standard">Add “strength” to sounds for how far it travels?</text:p>
      <text:p text:style-name="Standard">SoundRegistry takes “entry” that holds the actual data</text:p>
      <text:p text:style-name="Standard">Spell registry</text:p>
      <text:p text:style-name="Standard">SpellEffects need to be serialized through the registry (to serialize the name there)</text:p>
      <text:p text:style-name="Standard"><text:soft-page-break/>MovementDescriptor (toMove needs to be created from the handlers)</text:p>
      <text:p text:style-name="Standard">Turn speech into something way more flexible (turn the flag types from SpeechBlurb into something extendible)</text:p>
      <text:p text:style-name="Standard">Improve Spell engine, Buff engine</text:p>
      <text:p text:style-name="Standard">Turn stats into "melee attack", "melee defense", etc.</text:p>
      <text:p text:style-name="Standard">Allow healing to be increased</text:p>
      <text:p text:style-name="Standard">Some way to check if a consumable can be consumed</text:p>
      <text:p text:style-name="Standard">GUI</text:p>
      <text:p text:style-name="Standard"><text:tab/>Editbox</text:p>
      <text:p text:style-name="Standard"><text:tab/>Rotations</text:p>
      <text:p text:style-name="Standard"><text:tab/>Animation handler using interpolation library</text:p>
      <text:p text:style-name="Standard"><text:tab/><text:tab/>Moving animations</text:p>
      <text:p text:style-name="Standard"/>
      <text:p text:style-name="Standard"><text:tab/><text:span text:style-name="T1">Big changes:</text:span></text:p>
      <text:p text:style-name="P2"/>
      <text:p text:style-name="P2">10:17 PM - Jesuspowder3: Let's say you're looking at a certain number in your first range. <text:s/>So, if you're in 0-24, pick a number.</text:p>
      <text:p text:style-name="P2">10:17 PM - Jesuspowder3: n</text:p>
      <text:p text:style-name="P2">10:17 PM - Jesuspowder3: n-first number of first range</text:p>
      <text:p text:style-name="P2">10:17 PM - Jesuspowder3: (n-f)\(last number of range - first number of range)</text:p>
      <text:p text:style-name="P2">10:18 PM - Jesuspowder3: (n-f)/(L-f)</text:p>
      <text:p text:style-name="P2">10:18 PM - Jesuspowder3: Then.</text:p>
      <text:p text:style-name="P2">10:18 PM - Jesuspowder3: Multiply by range of second set (last number - first number of second set)</text:p>
      <text:p text:style-name="P2">10:18 PM - Jesuspowder3: And add first number of second set.</text:p>
      <text:p text:style-name="P2">10:19 PM - Sorry About The Brains: So .</text:p>
      <text:p text:style-name="P2">10:19 PM - Jesuspowder3: So, ((n1-f1)/(L1-f1)*(L2-F2))+F2</text:p>
      <text:p text:style-name="Standard"/>
      <text:p text:style-name="Standard"><text:tab/>Level save format</text:p>
      <text:p text:style-name="P1"><text:tab/>Level editor</text:p>
      <text:p text:style-name="P1"/>
      <text:p text:style-name="P1"><text:tab/>Completely redo damage</text:p>
      <text:p text:style-name="P1"><text:tab/><text:tab/>And buffs, spells</text:p>
      <text:p text:style-name="P1"><text:tab/><text:tab/>Weapons, projectiles weapons</text:p>
      <text:p text:style-name="P1"><text:tab/><text:tab/>Spells</text:p>
      <text:p text:style-name="P1"/>
      <text:p text:style-name="P1"><text:tab/>Look at spells</text:p>
      <text:p text:style-name="P1"><text:tab/><text:tab/>Refactor spell effect into general “battle effect” that can be also proc'd by weapons</text:p>
      <text:p text:style-name="P1"/>
      <text:p text:style-name="P1"><text:tab/>Split up shadows into “outdoor” and other shadows</text:p>
      <text:p text:style-name="P1"><text:tab/><text:tab/>Outdoor shadows are affected by day/night</text:p>
      <text:p text:style-name="P1"/>
      <text:p text:style-name="P1"><text:tab/>Day/night cycle</text:p>
      <text:p text:style-name="P1"/>
      <text:p text:style-name="P1"><text:tab/>Lighting</text:p>
      <text:p text:style-name="P1"><text:tab/><text:tab/>Darkness</text:p>
      <text:p text:style-name="P1"><text:tab/><text:tab/><text:tab/>Lights</text:p>
      <text:p text:style-name="P1"><text:tab/><text:tab/><text:tab/><text:tab/>Flicker</text:p>
      <text:p text:style-name="P1"/>
      <text:p text:style-name="P1"><text:soft-page-break/><text:tab/>Weather</text:p>
      <text:p text:style-name="P1"/>
      <text:p text:style-name="P1"><text:tab/>Decorations</text:p>
      <text:p text:style-name="P1"><text:tab/><text:tab/>Static</text:p>
      <text:p text:style-name="P1"><text:tab/><text:tab/>Dynamic</text:p>
      <text:p text:style-name="P1"/>
      <text:p text:style-name="P1"><text:tab/>Cutscenes</text:p>
      <text:p text:style-name="P2"/>
      <text:p text:style-name="P1"><text:tab/>Character classes</text:p>
      <text:p text:style-name="P1"><text:tab/><text:tab/>Debuff archetype (barbarian block) should specialize in throwing</text:p>
      <text:p text:style-name="P1"><text:tab/><text:tab/>Need to create all classes</text:p>
      <text:p text:style-name="Standard"/>
      <text:p text:style-name="Standard"><text:tab/>Quests</text:p>
      <text:p text:style-name="Standard"/>
      <text:p text:style-name="Standard"><text:tab/>Crafting (new)</text:p>
      <text:p text:style-name="Standard"><text:tab/><text:tab/>Separate into “creation” and “refinement”</text:p>
      <text:p text:style-name="Standard"><text:tab/><text:tab/><text:tab/>Creating an item gives a low quality version of it, can refine it into a better <text:tab/><text:tab/><text:tab/><text:tab/><text:tab/>version</text:p>
      <text:p text:style-name="Standard"><text:tab/><text:tab/><text:tab/>Can upgrade further, ie gems placed into them, etc.</text:p>
      <text:p text:style-name="Standard"><text:tab/><text:tab/><text:tab/>Level up recipes, which unlock new refinements of it</text:p>
      <text:p text:style-name="Standard"><text:tab/><text:tab/><text:tab/>Level up skill, which allows new creations</text:p>
      <text:p text:style-name="Standard"><text:tab/>Crafting</text:p>
      <text:p text:style-name="Standard"><text:tab/><text:tab/>Level up recipes</text:p>
      <text:p text:style-name="Standard"><text:tab/><text:tab/><text:tab/>Gives bonuses, new recipes (like tech tree)</text:p>
      <text:p text:style-name="Standard"><text:tab/><text:tab/>Background skill level</text:p>
      <text:p text:style-name="Standard"><text:tab/><text:tab/><text:tab/>Gives new recipes, bonuses as well</text:p>
      <text:p text:style-name="Standard"><text:tab/><text:tab/>Gathering</text:p>
      <text:p text:style-name="Standard"><text:tab/><text:tab/><text:tab/>Woodcutting</text:p>
      <text:p text:style-name="Standard"><text:tab/><text:tab/><text:tab/>Mining</text:p>
      <text:p text:style-name="Standard"><text:tab/><text:tab/><text:tab/></text:p>
      <text:p text:style-name="Standard"><text:tab/><text:tab/>Monsters can also drop ingredients</text:p>
      <text:p text:style-name="Standard"><text:tab/><text:tab/>Crafting itself</text:p>
      <text:p text:style-name="Standard"><text:tab/><text:tab/><text:tab/>Blacksmithing</text:p>
      <text:p text:style-name="Standard"><text:tab/><text:tab/><text:tab/>Carpentry</text:p>
      <text:p text:style-name="Standard"><text:tab/><text:tab/><text:tab/>Tailoring</text:p>
      <text:p text:style-name="Standard"><text:tab/><text:tab/><text:tab/>Alchemy</text:p>
      <text:p text:style-name="Standard"><text:tab/><text:tab/><text:tab/>Cooking</text:p>
      <text:p text:style-name="Standard"><text:tab/><text:tab/><text:tab/>Leatherworking</text:p>
      <text:p text:style-name="Standard"><text:tab/><text:tab/>Research by breaking down materials and other items</text:p>
      <text:p text:style-name="Standard"><text:tab/><text:tab/><text:tab/>Could drop certain pieces of materials to be crafted into things, could be <text:tab/><text:tab/><text:tab/><text:tab/><text:tab/><text:tab/>recombined into things</text:p>
      <text:p text:style-name="Standard"/>
      <text:p text:style-name="Standard"><text:tab/><text:tab/></text:p>
      <text:p text:style-name="Standard"><text:tab/>Spells</text:p>
      <text:p text:style-name="Standard"><text:tab/><text:tab/>Unmake</text:p>
      <text:p text:style-name="Standard"><text:tab/><text:tab/>Unravel</text:p>
      <text:p text:style-name="Standard"><text:tab/><text:tab/>Unglue</text:p>
      <text:p text:style-name="Standard"><text:tab/><text:tab/>Enervate</text:p>
      <text:p text:style-name="Standard"><text:tab/><text:tab/>God breaker</text:p>
      <text:p text:style-name="Standard"><text:soft-page-break/></text:p>
      <text:p text:style-name="Standard"><text:tab/>Items</text:p>
      <text:p text:style-name="Standard"><text:tab/><text:tab/>Dream silk</text:p>
      <text:p text:style-name="Standard"><text:tab/><text:tab/>Nightmare silk</text:p>
      <text:p text:style-name="Standard"/>
      <text:p text:style-name="Standard"><text:tab/>Monsters</text:p>
      <text:p text:style-name="Standard"><text:tab/><text:tab/>Dreamweaver</text:p>
      <text:p text:style-name="Standard"/>
      <text:p text:style-name="Standard"><text:tab/>Equipment screen</text:p>
      <text:p text:style-name="Standard"/>
      <text:p text:style-name="Standard"><text:tab/>Dual-wield can only attack with one weapon (versatility)</text:p>
      <text:p text:style-name="Standard"/>
      <text:p text:style-name="Standard"><text:tab/>Crits</text:p>
      <text:p text:style-name="Standard"/>
      <text:p text:style-name="Standard"><text:tab/>Blur from fire?</text:p>
      <text:p text:style-name="Standard"><text:tab/><text:tab/>Wanna make water look good</text:p>
      <text:p text:style-name="Standard"/>
      <text:p text:style-name="Standard"><text:tab/>AI</text:p>
      <text:p text:style-name="Standard"><text:tab/><text:tab/>AI outside of battles</text:p>
      <text:p text:style-name="Standard"><text:tab/><text:tab/>Movement:</text:p>
      <text:p text:style-name="Standard"><text:tab/><text:tab/><text:tab/>Stand still</text:p>
      <text:p text:style-name="Standard"><text:tab/><text:tab/><text:tab/>Wander (within a range)</text:p>
      <text:p text:style-name="Standard"/>
      <text:p text:style-name="Standard"><text:tab/><text:tab/>Battles:</text:p>
      <text:p text:style-name="Standard"><text:tab/><text:tab/>Personalities</text:p>
      <text:p text:style-name="Standard"><text:tab/><text:tab/><text:tab/>Determines how they operate</text:p>
      <text:p text:style-name="Standard"><text:tab/><text:tab/>Strategy</text:p>
      <text:p text:style-name="Standard"><text:tab/><text:tab/><text:tab/>Dictated by their personality</text:p>
      <text:p text:style-name="Standard"><text:tab/><text:tab/><text:tab/>Aggressive, defensive, defend area, pick off stragglers, pick on weak, battle <text:tab/><text:tab/><text:tab/><text:tab/><text:tab/>strong, support, etc.</text:p>
      <text:p text:style-name="Standard"><text:tab/><text:tab/>Immediate goal</text:p>
      <text:p text:style-name="Standard"><text:tab/><text:tab/><text:tab/>Attack a target, defend a target, cast a certain spell, etc.</text:p>
      <text:p text:style-name="Standard"/>
      <text:p text:style-name="Standard"><text:tab/>A*-esque pathfinding</text:p>
      <text:p text:style-name="Standard"><text:tab/><text:tab/>Calc shortest path, then check for barriers, then start moving up and down barrier <text:tab/><text:tab/><text:tab/><text:tab/>(alternate)</text:p>
      <text:p text:style-name="Standard"><text:tab/><text:tab/><text:tab/>Barrier ending are new points, calc shortest path between them</text:p>
      <text:p text:style-name="Standard"><text:tab/>AI battlefield analyzer</text:p>
      <text:p text:style-name="Standard"><text:tab/><text:tab/>Mark chokepoints<text:tab/></text:p>
      <text:p text:style-name="Standard"/>
      <text:p text:style-name="Standard"><text:tab/><text:span text:style-name="T1">Small changes:</text:span></text:p>
      <text:p text:style-name="P1"><text:tab/>Performance:</text:p>
      <text:p text:style-name="P1"><text:tab/><text:tab/>Inventory class clears and remakes entries every single time it changes</text:p>
      <text:p text:style-name="P1"><text:tab/><text:tab/><text:tab/>Should be changed to respond to the actual change</text:p>
      <text:p text:style-name="P1"><text:tab/><text:tab/>Battle components recreate the pattern every time it restarts</text:p>
      <text:p text:style-name="P1"><text:tab/><text:tab/><text:tab/>Add in pausing?</text:p>
      <text:p text:style-name="P1"><text:tab/><text:tab/>Every pattern uses an Effect for every position</text:p>
      <text:p text:style-name="P1"><text:tab/><text:tab/><text:tab/>Change to a single Effect which will still allow you to setup every position</text:p>
      <text:p text:style-name="P1"/>
      <text:p text:style-name="P1"><text:soft-page-break/><text:tab/>Inventory GUI should have a scrollbar</text:p>
      <text:p text:style-name="Standard"/>
      <text:p text:style-name="Standard"><text:tab/>Sync all timings by querying the system time at the beginning of the frame and <text:tab/><text:tab/><text:tab/><text:tab/><text:tab/>using that time throughout the frame</text:p>
      <text:p text:style-name="Standard"/>
      <text:p text:style-name="Standard"><text:tab/>Add a “facing” value for tiles for walkytalkying in a certain facing value</text:p>
      <text:p text:style-name="Standard"><text:tab/>Make characters face where you talked to them from</text:p>
      <text:p text:style-name="Standard"><text:tab/><text:tab/>Make them freeze too</text:p>
      <text:p text:style-name="Standard"><text:tab/>Move and split functions inside the item context menus</text:p>
      <text:p text:style-name="Standard"><text:tab/>New animations (casting a spell, casted spell)</text:p>
      <text:p text:style-name="Standard"><text:tab/><text:tab/>Add “ending index” to animation</text:p>
      <text:p text:style-name="Standard"><text:tab/><text:tab/><text:tab/>For when the animation finally ends</text:p>
      <text:p text:style-name="Standard"><text:tab/><text:tab/><text:tab/>Could not do this and somehow deduce the ending index automatically</text:p>
      <text:p text:style-name="Standard"><text:tab/><text:tab/><text:tab/><text:tab/>The index before the animation took place?</text:p>
      <text:p text:style-name="Standard"><text:tab/>Quest with me</text:p>
      <text:p text:style-name="Standard"><text:tab/><text:tab/>Notes</text:p>
      <text:p text:style-name="Standard"><text:tab/><text:tab/>Closet suicide</text:p>
      <text:p text:style-name="Standard"><text:tab/><text:tab/>Into my head</text:p>
      <text:p text:style-name="Standard"><text:tab/><text:tab/>Sorrow, regret, etc. as bosses</text:p>
      <text:p text:style-name="Standard"/>
      <text:p text:style-name="Standard"><text:tab/>Insanity</text:p>
      <text:p text:style-name="Standard"><text:tab/><text:tab/>Path keeps repeating</text:p>
      <text:p text:style-name="Standard"><text:tab/><text:tab/>Insanity is old man</text:p>
      <text:p text:style-name="Standard"><text:tab/><text:tab/><text:tab/>Turns into montrosity</text:p>
      <text:p text:style-name="Standard"><text:tab/><text:tab/>“Inevitable”</text:p>
      <text:p text:style-name="Standard"/>
      <text:p text:style-name="Standard"><text:tab/>Messages</text:p>
      <text:p text:style-name="Standard"><text:tab/><text:tab/>We are all one</text:p>
      <text:p text:style-name="Standard"><text:tab/><text:tab/>Honesty</text:p>
      <text:p text:style-name="Standard"><text:tab/><text:tab/>Fear</text:p>
      <text:p text:style-name="Standard"><text:tab/><text:tab/><text:tab/>In all people</text:p>
      <text:p text:style-name="Standard"><text:tab/></text:p>
      <text:p text:style-name="Standard"><text:tab/>Ending</text:p>
      <text:p text:style-name="Standard"><text:tab/><text:tab/>World flooded, Aquaris is dead</text:p>
      <text:p text:style-name="Standard"><text:tab/><text:tab/>You turn into the water deity (show process of becoming the deity)</text:p>
      <text:p text:style-name="Standard"/>
      <text:p text:style-name="Standard">Documentation:</text:p>
      <text:p text:style-name="Standard"><text:tab/>Elemental advantage gives 2x damage. Disadvantage gives 0.5x</text:p>
      <text:p text:style-name="Standard"><text:tab/>Resistances (both elemental and damage type) subtract from the damage</text:p>
      <text:p text:style-name="Standard"><text:tab/>Elemental same type gives 1.1x damage, elemental disadvantage typed gives 0.9x damage</text:p>
      <text:p text:style-name="Standard"/>
      <text:p text:style-name="Standard">Thoughts:</text:p>
      <text:p text:style-name="Standard"><text:tab/>Make “strange” resolution's aspect ratios better?</text:p>
      <text:p text:style-name="Standard"><text:tab/><text:tab/>1366X768, normally said to be an aspect ratio of 16:9, comes out at 688x384</text:p>
      <text:p text:style-name="Standard"/>
      <text:p text:style-name="Standard"><text:tab/>Koral as character in water village</text:p>
      <text:p text:style-name="Standard"><text:tab/><text:tab/>Looking away after a conversation with the main character, pan up to <text:tab/><text:tab/><text:tab/><text:tab/><text:tab/>symbolic/foreshadowing scene</text:p>
      <text:p text:style-name="Standard"/>
      <text:p text:style-name="Standard"><text:soft-page-break/>Bug log:</text:p>
      <text:p text:style-name="Standard"><text:tab/>Animations seem to “stutter” at lower FPS's</text:p>
      <text:p text:style-name="Standard"><text:tab/>Somehow got the speech to softlock. I got rid of all my money and then tried to leave entirely.</text:p>
      <text:p text:style-name="Standard"><text:tab/><text:tab/>Might be fixed, this was like a year ago</text:p>
      <text:p text:style-name="Standard"><text:tab/>Window sizes bigger than your screen resolution skew mouse collision detection</text:p>
      <text:p text:style-name="Standard"/>
      <text:p text:style-name="Standard">Changelog:</text:p>
      <text:p text:style-name="Standard"><text:tab/>2/4/13</text:p>
      <text:list xml:id="list5872542429286391142" text:style-name="L1">
        <text:list-item>
          <text:list>
            <text:list-item>
              <text:list>
                <text:list-item>
                  <text:p text:style-name="P6">Removed quadtree</text:p>
                </text:list-item>
                <text:list-item>
                  <text:p text:style-name="P6">Added simple grid functions</text:p>
                </text:list-item>
              </text:list>
            </text:list-item>
          </text:list>
        </text:list-item>
      </text:list>
      <text:p text:style-name="Standard"><text:tab/>2/8/13</text:p>
      <text:list xml:id="list4355329970303802549" text:style-name="L2">
        <text:list-item>
          <text:list>
            <text:list-item>
              <text:p text:style-name="P7">Mostly back to where it was (minus correct speech and the start of battles/overlays)</text:p>
            </text:list-item>
            <text:list-item>
              <text:p text:style-name="P7">Prepared character.png for the 4 facing animtations</text:p>
            </text:list-item>
            <text:list-item>
              <text:p text:style-name="P7">Added character.png animation index enums</text:p>
            </text:list-item>
            <text:list-item>
              <text:p text:style-name="P7">Fixed DrawSprite not drawing the second row's first index incorrectly</text:p>
            </text:list-item>
            <text:list-item>
              <text:p text:style-name="P7">Speech now draws correctly</text:p>
            </text:list-item>
            <text:list-item>
              <text:p text:style-name="P7">Talking to someone who has no speech now doesn't crash </text:p>
            </text:list-item>
            <text:list-item>
              <text:p text:style-name="P7">Characters now have a class name</text:p>
            </text:list-item>
            <text:list-item>
              <text:p text:style-name="P7">Characters can now be recruited</text:p>
            </text:list-item>
            <text:list-item>
              <text:p text:style-name="P7">Fixed DrawSprite not taking into account the new sprite-defined width/height</text:p>
            </text:list-item>
            <text:list-item>
              <text:p text:style-name="P7">Speech tertiary GUI pieces should now be drawing their text correctly</text:p>
            </text:list-item>
          </text:list>
        </text:list-item>
      </text:list>
      <text:p text:style-name="Standard"><text:tab/>2/11/13</text:p>
      <text:list xml:id="list6117764153853246443" text:style-name="L3">
        <text:list-item>
          <text:list>
            <text:list-item>
              <text:p text:style-name="P8">Added copy function for characters </text:p>
            </text:list-item>
            <text:list-item>
              <text:p text:style-name="P8">Fleshed out battles (now start)</text:p>
            </text:list-item>
            <text:list-item>
              <text:p text:style-name="P8">Exiting battles with the escape button is now possible</text:p>
            </text:list-item>
            <text:list-item>
              <text:p text:style-name="P8">Battle tiles now generate with a 6x6 square for placing player characters </text:p>
            </text:list-item>
            <text:list-item>
              <text:p text:style-name="P8">Removed “container” from the file names</text:p>
            </text:list-item>
          </text:list>
        </text:list-item>
      </text:list>
      <text:p text:style-name="Standard"><text:tab/></text:p>
      <text:p text:style-name="Standard"><text:tab/>2/12/13</text:p>
      <text:list xml:id="list2141128409180421375" text:style-name="L4">
        <text:list-item>
          <text:list>
            <text:list-item>
              <text:list>
                <text:list-item>
                  <text:p text:style-name="P9">Can now place characters in a battle</text:p>
                </text:list-item>
                <text:list-item>
                  <text:p text:style-name="P9">The player placing overlay in battle now flashes every half second and is transparent</text:p>
                </text:list-item>
                <text:list-item>
                  <text:p text:style-name="P9">Character container now uses IDs as the hash key (they can move, so position doesn't make sense)</text:p>
                  <text:list>
                    <text:list-item>
                      <text:p text:style-name="P9">To get the character at a certain position fast, use the grid</text:p>
                    </text:list-item>
                  </text:list>
                </text:list-item>
                <text:list-item>
                  <text:p text:style-name="P9">Battle movement now has a range (defaults to 3 but will be changed to be character-based later</text:p>
                </text:list-item>
                <text:list-item>
                  <text:p text:style-name="P9">Battle movement now has overlays for the range of characters </text:p>
                </text:list-item>
                <text:list-item>
                  <text:p text:style-name="P9">Added a rogue to be recruited from the main field</text:p>
                  <text:list>
                    <text:list-item>
                      <text:p text:style-name="P9">For testing movement ranges</text:p>
                    </text:list-item>
                  </text:list>
                </text:list-item>
                <text:list-item>
                  <text:p text:style-name="P9">Fixed crash if trying to exit battles</text:p>
                </text:list-item>
              </text:list>
            </text:list-item>
          </text:list>
        </text:list-item>
      </text:list>
      <text:p text:style-name="Standard"/>
      <text:p text:style-name="Standard"><text:tab/>2/16/13</text:p>
      <text:list xml:id="list6802925976115433010" text:style-name="L5">
        <text:list-item>
          <text:list>
            <text:list-item>
              <text:list>
                <text:list-item>
                  <text:p text:style-name="P10">Added the end key to input map</text:p>
                </text:list-item>
                <text:list-item>
                  <text:p text:style-name="P10">Added “end turn” action</text:p>
                </text:list-item>
                <text:list-item>
                  <text:p text:style-name="P10">GUI elements are now sorted</text:p>
                </text:list-item>
                <text:list-item>
                  <text:p text:style-name="P10">You can now end the turn (resets starting tiles and gives control to the monsters)</text:p>
                </text:list-item>
                <text:list-item>
                  <text:p text:style-name="P10"><text:soft-page-break/>Fixed characters not being set the correct facing value when a character blocked their way</text:p>
                </text:list-item>
                <text:list-item>
                  <text:p text:style-name="P10">Removed this-&gt;'s from input</text:p>
                </text:list-item>
                <text:list-item>
                  <text:p text:style-name="P10">Added “attack” action</text:p>
                </text:list-item>
                <text:list-item>
                  <text:p text:style-name="P10">Changed classes to be pre-programmed</text:p>
                </text:list-item>
                <text:list-item>
                  <text:p text:style-name="P10">Added range variable to items</text:p>
                </text:list-item>
                <text:list-item>
                  <text:p text:style-name="P10">Added class restriction flags to items</text:p>
                </text:list-item>
              </text:list>
            </text:list-item>
          </text:list>
        </text:list-item>
      </text:list>
      <text:p text:style-name="Standard"/>
      <text:p text:style-name="Standard"><text:tab/>2/19/13</text:p>
      <text:list xml:id="list7923520696751610698" text:style-name="L6">
        <text:list-item>
          <text:list>
            <text:list-item>
              <text:list>
                <text:list-item>
                  <text:p text:style-name="P11">Overlay blinking is now built into the overlays and not the handler</text:p>
                </text:list-item>
                <text:list-item>
                  <text:p text:style-name="P11">Re-implemented custom class names</text:p>
                  <text:list>
                    <text:list-item>
                      <text:p text:style-name="P11">Kept pre-programmed classes</text:p>
                    </text:list-item>
                  </text:list>
                </text:list-item>
                <text:list-item>
                  <text:p text:style-name="P11">Added attack functions to battles</text:p>
                </text:list-item>
                <text:list-item>
                  <text:p text:style-name="P11">Added “end turn” function to battle handler</text:p>
                </text:list-item>
                <text:list-item>
                  <text:p text:style-name="P11">Added element types</text:p>
                </text:list-item>
                <text:list-item>
                  <text:p text:style-name="P11">Added spell handler and spell data structure</text:p>
                </text:list-item>
                <text:list-item>
                  <text:p text:style-name="P11">Added test spells to the player and the healer</text:p>
                </text:list-item>
                <text:list-item>
                  <text:p text:style-name="P11">GUI objects now have a constructor</text:p>
                </text:list-item>
              </text:list>
            </text:list-item>
          </text:list>
        </text:list-item>
      </text:list>
      <text:p text:style-name="Standard"/>
      <text:p text:style-name="Standard"><text:tab/>2/20/13</text:p>
      <text:list xml:id="list6214575157325183734" text:style-name="L7">
        <text:list-item>
          <text:list>
            <text:list-item>
              <text:list>
                <text:list-item>
                  <text:p text:style-name="P12">Text handler now has a container</text:p>
                  <text:list>
                    <text:list-item>
                      <text:p text:style-name="P12">Changed the addtext functions appropriately</text:p>
                    </text:list-item>
                  </text:list>
                </text:list-item>
                <text:list-item>
                  <text:p text:style-name="P12">The text pointer for input is now a part of the text</text:p>
                  <text:list>
                    <text:list-item>
                      <text:p text:style-name="P12">Just setup the text in the right way and it'll handle it automatically</text:p>
                    </text:list-item>
                    <text:list-item>
                      <text:p text:style-name="P12">All input options need to be separate texts</text:p>
                    </text:list-item>
                    <text:list-item>
                      <text:p text:style-name="P12">Incrementing and decrementing the pointer is done through the respective functions</text:p>
                    </text:list-item>
                  </text:list>
                </text:list-item>
                <text:list-item>
                  <text:p text:style-name="P12">Completely reworked speech</text:p>
                </text:list-item>
              </text:list>
            </text:list-item>
          </text:list>
        </text:list-item>
      </text:list>
      <text:p text:style-name="Standard"/>
      <text:p text:style-name="Standard"><text:tab/>2/21/13</text:p>
      <text:list xml:id="list5718928868072508379" text:style-name="L8">
        <text:list-item>
          <text:list>
            <text:list-item>
              <text:list>
                <text:list-item>
                  <text:p text:style-name="P13">Speech is now completely reworked into being easier to understand and easier to work with along with being smaller</text:p>
                  <text:list>
                    <text:list-item>
                      <text:p text:style-name="P13">All done with speech</text:p>
                    </text:list-item>
                  </text:list>
                </text:list-item>
                <text:list-item>
                  <text:p text:style-name="P13">Text pointer now gets reset when the speech gets ended</text:p>
                </text:list-item>
                <text:list-item>
                  <text:p text:style-name="P13">Added constructor to the battle handler</text:p>
                </text:list-item>
              </text:list>
            </text:list-item>
          </text:list>
        </text:list-item>
      </text:list>
      <text:p text:style-name="Standard"/>
      <text:p text:style-name="Standard"><text:tab/>2/25/13</text:p>
      <text:list xml:id="list5720951598395462481" text:style-name="L9">
        <text:list-item>
          <text:list>
            <text:list-item>
              <text:list>
                <text:list-item>
                  <text:p text:style-name="P14">Added file object</text:p>
                </text:list-item>
              </text:list>
            </text:list-item>
          </text:list>
        </text:list-item>
      </text:list>
      <text:list xml:id="list1556432705592207722" text:style-name="L10">
        <text:list-item>
          <text:list>
            <text:list-item>
              <text:list>
                <text:list-item>
                  <text:p text:style-name="P15">Added open and close functions to the file handler</text:p>
                </text:list-item>
                <text:list-item>
                  <text:p text:style-name="P15">Added container for the file handler (to make sure all streams get closed at end)</text:p>
                </text:list-item>
                <text:list-item>
                  <text:p text:style-name="P15">If there is no “DatIni.ini” then it defaults to windowed mode instead of fullscreen</text:p>
                </text:list-item>
                <text:list-item>
                  <text:p text:style-name="P15">Removed the save file function from the file handler and added a saveini function to the logic handler</text:p>
                </text:list-item>
              </text:list>
            </text:list-item>
          </text:list>
        </text:list-item>
      </text:list>
      <text:p text:style-name="Standard"/>
      <text:p text:style-name="Standard"><text:tab/>3/19/13</text:p>
      <text:list xml:id="list3292041641965362680" text:style-name="L11">
        <text:list-item>
          <text:list>
            <text:list-item>
              <text:list>
                <text:list-item>
                  <text:p text:style-name="P16">Added delete functions to characters, tiles, and sprites</text:p>
                </text:list-item>
                <text:list-item>
                  <text:p text:style-name="P16">Overlays now get cleaned when the battle ends</text:p>
                </text:list-item>
                <text:list-item>
                  <text:p text:style-name="P16"><text:soft-page-break/>The player doesn't get placed into animation twice from entering a battle</text:p>
                </text:list-item>
                <text:list-item>
                  <text:p text:style-name="P16">Added death starting animation to enum</text:p>
                </text:list-item>
                <text:list-item>
                  <text:p text:style-name="P16">Character handler now cleans its two tertiary containers (fixes re-entering the battle having a ghost player)</text:p>
                </text:list-item>
                <text:list-item>
                  <text:p text:style-name="P16">Changed add functions of these handlers to not use new/delete</text:p>
                  <text:list>
                    <text:list-item>
                      <text:p text:style-name="P16">Sprites</text:p>
                    </text:list-item>
                    <text:list-item>
                      <text:p text:style-name="P16">Tiles</text:p>
                    </text:list-item>
                    <text:list-item>
                      <text:p text:style-name="P16">Bitmaps</text:p>
                    </text:list-item>
                    <text:list-item>
                      <text:p text:style-name="P16">Characters</text:p>
                    </text:list-item>
                  </text:list>
                </text:list-item>
                <text:list-item>
                  <text:p text:style-name="P16">Sprite handlers no longer have background/middle/foreground tile information</text:p>
                  <text:list>
                    <text:list-item>
                      <text:p text:style-name="P16">Use the new tertiary containers in the tile handler for finding those sprites</text:p>
                    </text:list-item>
                  </text:list>
                </text:list-item>
                <text:list-item>
                  <text:p text:style-name="P16">Handlers now have a container of the freed ID's they've used for using them later</text:p>
                  <text:list>
                    <text:list-item>
                      <text:p text:style-name="P16">Sprites</text:p>
                    </text:list-item>
                    <text:list-item>
                      <text:p text:style-name="P16">Tiles</text:p>
                    </text:list-item>
                    <text:list-item>
                      <text:p text:style-name="P16">Characters</text:p>
                    </text:list-item>
                  </text:list>
                </text:list-item>
                <text:list-item>
                  <text:p text:style-name="P16">Added delete sprite function that takes an ID</text:p>
                </text:list-item>
                <text:list-item>
                  <text:p text:style-name="P16">Characters and tiles now delete the sprite they were using when they are destroyed</text:p>
                </text:list-item>
                <text:list-item>
                  <text:p text:style-name="P16">Generate tiles function now deletes the tiles it creates</text:p>
                </text:list-item>
                <text:list-item>
                  <text:p text:style-name="P16">GetNameToClass now returns the character's class name string if it's a custom class</text:p>
                </text:list-item>
                <text:list-item>
                  <text:p text:style-name="P16">Tertiary character container now is an unordered set with the Ids of characters instead of a vector of character pointers</text:p>
                </text:list-item>
              </text:list>
            </text:list-item>
          </text:list>
        </text:list-item>
      </text:list>
      <text:p text:style-name="Standard"/>
      <text:p text:style-name="Standard"><text:tab/>1/20/14</text:p>
      <text:list xml:id="list7626204125430027663" text:style-name="L12">
        <text:list-item>
          <text:list>
            <text:list-item>
              <text:list>
                <text:list-item>
                  <text:p text:style-name="P17">Sprites no longer care about if they're roofs or not</text:p>
                </text:list-item>
                <text:list-item>
                  <text:p text:style-name="P17">Moved shown code into a base class</text:p>
                </text:list-item>
              </text:list>
            </text:list-item>
          </text:list>
        </text:list-item>
      </text:list>
      <text:p text:style-name="Standard"/>
      <text:p text:style-name="Standard"><text:tab/>1/21/14</text:p>
      <text:list xml:id="list479270672489969861" text:style-name="L13">
        <text:list-item>
          <text:list>
            <text:list-item>
              <text:list>
                <text:list-item>
                  <text:p text:style-name="P18">Characters have classes now</text:p>
                </text:list-item>
                <text:list-item>
                  <text:p text:style-name="P18">Growth from character classes</text:p>
                </text:list-item>
                <text:list-item>
                  <text:p text:style-name="P18">Fixed overlay crash (was pushing the argument-passed sprite instead of its own)</text:p>
                </text:list-item>
                <text:list-item>
                  <text:p text:style-name="P18">Refactored common attribute code into a base class (names and growth rate)</text:p>
                </text:list-item>
                <text:list-item>
                  <text:p text:style-name="P18">Refactored the LogicHandler's field code into a different class</text:p>
                  <text:list>
                    <text:list-item>
                      <text:p text:style-name="P18">Now you request field changes instead of manually change it, which gets locked in after every frame (no longer slices a frame up between fields)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<text:tab/>1/22/14</text:p>
      <text:list xml:id="list6482206761318507426" text:style-name="L14">
        <text:list-item>
          <text:list>
            <text:list-item>
              <text:list>
                <text:list-item>
                  <text:p text:style-name="P19">Equipment should now consolidate itself when the characters get copied</text:p>
                  <text:list>
                    <text:list-item>
                      <text:p text:style-name="P19">Was keeping pointers to previous items</text:p>
                    </text:list-item>
                  </text:list>
                </text:list-item>
                <text:list-item>
                  <text:p text:style-name="P19">Added rotation to drawing sprites</text:p>
                </text:list-item>
                <text:list-item>
                  <text:p text:style-name="P19">Refactored the game object code (removed most positions, normalized to be based on center, etc.)</text:p>
                </text:list-item>
                <text:list-item>
                  <text:p text:style-name="P19">DX's draw function now does a bunch of transforms (lowered FPS, but allows rotation, scaling, etc.)</text:p>
                </text:list-item>
              </text:list>
            </text:list-item>
          </text:list>
        </text:list-item>
      </text:list>
      <text:p text:style-name="Standard"/>
      <text:p text:style-name="Standard"><text:tab/>1/23/14</text:p>
      <text:list xml:id="list874472371841508800" text:style-name="L15">
        <text:list-item>
          <text:list>
            <text:list-item>
              <text:p text:style-name="P20">Projectile weapons now shoot projectiles</text:p>
              <text:list>
                <text:list-item>
                  <text:p text:style-name="P20"><text:soft-page-break/>Should remove ammo from ammo slot</text:p>
                </text:list-item>
              </text:list>
            </text:list-item>
            <text:list-item>
              <text:p text:style-name="P20">Added new ammo equip slot</text:p>
            </text:list-item>
            <text:list-item>
              <text:p text:style-name="P20">Battles now use battle characters instead of normal ones</text:p>
              <text:list>
                <text:list-item>
                  <text:p text:style-name="P20">Removed some extraneous functions from character that were used exclusively in battles</text:p>
                </text:list-item>
              </text:list>
            </text:list-item>
          </text:list>
        </text:list-item>
      </text:list>
      <text:p text:style-name="Standard"/>
      <text:p text:style-name="Standard"><text:tab/>1/24/14</text:p>
      <text:list xml:id="list5608288009336199123" text:style-name="L16">
        <text:list-item>
          <text:list>
            <text:list-item>
              <text:p text:style-name="P21">Encapsulated the GUI resolution class</text:p>
            </text:list-item>
            <text:list-item>
              <text:p text:style-name="P21">Made camera handler</text:p>
              <text:list>
                <text:list-item>
                  <text:p text:style-name="P21">Can set a default character to follow in fields now (for the main field)</text:p>
                </text:list-item>
                <text:list-item>
                  <text:p text:style-name="P21">Can set positions as the focus (pointers, so can follow around characters)</text:p>
                </text:list-item>
                <text:list-item>
                  <text:p text:style-name="P21">Sets camera focus as the center of the player placable tiles at the beginning of a battle</text:p>
                </text:list-item>
                <text:list-item>
                  <text:p text:style-name="P21">Follows around selected characters in battles</text:p>
                </text:list-item>
              </text:list>
            </text:list-item>
            <text:list-item>
              <text:p text:style-name="P21">Encapsulated the FPSlimit class</text:p>
            </text:list-item>
            <text:list-item>
              <text:p text:style-name="P21">Refactored stopwatch class</text:p>
              <text:list>
                <text:list-item>
                  <text:p text:style-name="P21">Way cleaner now</text:p>
                </text:list-item>
              </text:list>
            </text:list-item>
          </text:list>
        </text:list-item>
      </text:list>
      <text:p text:style-name="Standard"/>
      <text:p text:style-name="Standard"><text:tab/>1/28/14</text:p>
      <text:list xml:id="list7374389271314098682" text:style-name="L17">
        <text:list-item>
          <text:list>
            <text:list-item>
              <text:p text:style-name="P22">Implemented smoothstep</text:p>
            </text:list-item>
            <text:list-item>
              <text:p text:style-name="P22">Finished battle camera movements</text:p>
            </text:list-item>
            <text:list-item>
              <text:p text:style-name="P22">Started work on particles, particle fountains, and particle handlers</text:p>
            </text:list-item>
          </text:list>
        </text:list-item>
      </text:list>
      <text:p text:style-name="Standard"/>
      <text:p text:style-name="Standard"><text:tab/>1/29/14</text:p>
      <text:list xml:id="list7242049212708723720" text:style-name="L18">
        <text:list-item>
          <text:list>
            <text:list-item>
              <text:p text:style-name="P23">Finished up particles</text:p>
            </text:list-item>
            <text:list-item>
              <text:p text:style-name="P23">Movement descriptors can now track objects</text:p>
            </text:list-item>
            <text:list-item>
              <text:p text:style-name="P23">Regular bitmap handler now slices up bitmap names (can place regular bitmaps in Graphics folder now)</text:p>
            </text:list-item>
            <text:list-item>
              <text:p text:style-name="P23">Refactored speech components' (shop handler and speech input handler) commonalities into a base class</text:p>
            </text:list-item>
            <text:list-item>
              <text:p text:style-name="P23">Can now customize all previously-only default sayings</text:p>
            </text:list-item>
            <text:list-item>
              <text:p text:style-name="P23">Started work on AI</text:p>
            </text:list-item>
          </text:list>
        </text:list-item>
      </text:list>
      <text:p text:style-name="Standard"/>
      <text:p text:style-name="Standard"><text:tab/>2/3/14</text:p>
      <text:list xml:id="list4030748411679060680" text:style-name="L19">
        <text:list-item>
          <text:list>
            <text:list-item>
              <text:p text:style-name="P24">Refactored character hierarchy into something more sensible</text:p>
              <text:list>
                <text:list-item>
                  <text:p text:style-name="P24">Eliminated all _common classes and placed that code into their respective classes</text:p>
                </text:list-item>
                <text:list-item>
                  <text:p text:style-name="P24">Takes advantage of virtual inheritance</text:p>
                </text:list-item>
              </text:list>
            </text:list-item>
            <text:list-item>
              <text:p text:style-name="P24">Eliminated some double delete errors</text:p>
            </text:list-item>
            <text:list-item>
              <text:p text:style-name="P24">Removed the movement code from animations</text:p>
              <text:list>
                <text:list-item>
                  <text:p text:style-name="P24">Now only works with indexes of sprites</text:p>
                </text:list-item>
              </text:list>
            </text:list-item>
            <text:list-item>
              <text:p text:style-name="P24">Fixed some bugs that came from multiple things moving and being animated</text:p>
            </text:list-item>
            <text:list-item>
              <text:p text:style-name="P24">Fixed a bug with particles being removed</text:p>
            </text:list-item>
            <text:list-item>
              <text:p text:style-name="P24">Refactored time code</text:p>
              <text:list>
                <text:list-item>
                  <text:p text:style-name="P24">Stopwatch is now base and moved some of the more specific code into derived classes</text:p>
                </text:list-item>
                <text:list-item>
                  <text:p text:style-name="P24">Frame stopwatch uses only frame times in its calculations</text:p>
                  <text:list>
                    <text:list-item>
                      <text:p text:style-name="P24">Time handler keeps track of total frame time for these calculations</text:p>
                    </text:list-item>
                  </text:list>
                </text:list-item>
              </text:list>
            </text:list-item>
            <text:list-item>
              <text:p text:style-name="P24">Refactored FPS handling</text:p>
              <text:list>
                <text:list-item>
                  <text:p text:style-name="P24"><text:soft-page-break/>Now there is a section of idle time to finish out the rest of the frame after every logic piece is done</text:p>
                  <text:list>
                    <text:list-item>
                      <text:p text:style-name="P24">This is separate from the focus lost idle time so that focus lost idle time doesn't mess up the new frame-based time calculations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<text:tab/>2/4/14</text:p>
      <text:list xml:id="list8999816271944916992" text:style-name="L20">
        <text:list-item>
          <text:list>
            <text:list-item>
              <text:p text:style-name="P25">Fixed bug with the bitmap slicer in the sprite class</text:p>
              <text:list>
                <text:list-item>
                  <text:p text:style-name="P25">Is much faster as well</text:p>
                </text:list-item>
              </text:list>
            </text:list-item>
            <text:list-item>
              <text:p text:style-name="P25">Game now “pauses” when it loses focus</text:p>
            </text:list-item>
            <text:list-item>
              <text:p text:style-name="P25">Added “round to pixel” feature in Position, so that you can round the position to the nearest pixel</text:p>
            </text:list-item>
            <text:list-item>
              <text:p text:style-name="P25">Refactored the main.h file to make all std files be included by the files that need them</text:p>
            </text:list-item>
            <text:list-item>
              <text:p text:style-name="P25">Fixed tile selection code to take into advantage of the camera</text:p>
            </text:list-item>
            <text:list-item>
              <text:p text:style-name="P25">Refactored a bunch of GUI code to take advantage of const and references</text:p>
            </text:list-item>
            <text:list-item>
              <text:p text:style-name="P25">Removed a dynamic_cast in drawing widgets</text:p>
            </text:list-item>
            <text:list-item>
              <text:p text:style-name="P25">Organized all files into filters</text:p>
            </text:list-item>
            <text:list-item>
              <text:p text:style-name="P25">Cleaned up render code</text:p>
              <text:list>
                <text:list-item>
                  <text:p text:style-name="P25">Now the task of rendering is done through the respective classes instead of the Render function doing it iself</text:p>
                </text:list-item>
              </text:list>
            </text:list-item>
            <text:list-item>
              <text:p text:style-name="P25">Encapsulated the sprite handler more</text:p>
              <text:list>
                <text:list-item>
                  <text:p text:style-name="P25">Moved its composite classes into private space</text:p>
                </text:list-item>
              </text:list>
            </text:list-item>
          </text:list>
        </text:list-item>
      </text:list>
      <text:p text:style-name="Standard"/>
      <text:p text:style-name="Standard"><text:tab/>2/5/14</text:p>
      <text:list xml:id="list5868170030463151616" text:style-name="L21">
        <text:list-item>
          <text:list>
            <text:list-item>
              <text:p text:style-name="P26">Made culler</text:p>
            </text:list-item>
            <text:list-item>
              <text:p text:style-name="P26">Encapsulated layers</text:p>
            </text:list-item>
            <text:list-item>
              <text:p text:style-name="P26">Speech now sets the talking character as talking (so they can't walk around)</text:p>
            </text:list-item>
            <text:list-item>
              <text:p text:style-name="P26">You can now force the character to move regardless of if it can</text:p>
              <text:list>
                <text:list-item>
                  <text:p text:style-name="P26">Should be useful for cutscenes</text:p>
                </text:list-item>
              </text:list>
            </text:list-item>
          </text:list>
        </text:list-item>
      </text:list>
      <text:p text:style-name="Standard"/>
      <text:p text:style-name="Standard"><text:tab/>2/6/14</text:p>
      <text:list xml:id="list2664232892291797184" text:style-name="L22">
        <text:list-item>
          <text:list>
            <text:list-item>
              <text:p text:style-name="P27">Battle characters now check if they can move</text:p>
            </text:list-item>
            <text:list-item>
              <text:p text:style-name="P27">Battles now check if all characters have their turns ended</text:p>
              <text:list>
                <text:list-item>
                  <text:p text:style-name="P27">Ends the turn immediately</text:p>
                </text:list-item>
              </text:list>
            </text:list-item>
            <text:list-item>
              <text:p text:style-name="P27">Started work on AI</text:p>
            </text:list-item>
            <text:list-item>
              <text:p text:style-name="P27">Created simplistic pathfinding</text:p>
            </text:list-item>
          </text:list>
        </text:list-item>
      </text:list>
      <text:p text:style-name="Standard"><text:tab/></text:p>
      <text:p text:style-name="Standard"><text:tab/>2/17/14</text:p>
      <text:list xml:id="list2273347675850147582" text:style-name="L23">
        <text:list-item>
          <text:list>
            <text:list-item>
              <text:p text:style-name="P28">Fixed items being sliced when copied into the item handler</text:p>
            </text:list-item>
          </text:list>
        </text:list-item>
      </text:list>
      <text:list xml:id="list1496252370342580154" text:style-name="L24">
        <text:list-item>
          <text:list>
            <text:list-item>
              <text:p text:style-name="P29">Fixed spells not being learned</text:p>
            </text:list-item>
          </text:list>
        </text:list-item>
        <text:list-item>
          <text:p text:style-name="P29">“Baked” GridNode into Tile's</text:p>
        </text:list-item>
      </text:list>
      <text:p text:style-name="Standard"/>
      <text:p text:style-name="Standard"><text:tab/>3/5/14</text:p>
      <text:list xml:id="list8865417461564926732" text:style-name="L25">
        <text:list-item>
          <text:list>
            <text:list-item>
              <text:p text:style-name="P30">Removed “remote” from tile</text:p>
              <text:list>
                <text:list-item>
                  <text:p text:style-name="P30">Put this functionality into a TileAction polymorphic class</text:p>
                </text:list-item>
                <text:list-item>
                  <text:p text:style-name="P30">Can add multiple actions to a tile</text:p>
                </text:list-item>
                <text:list-item>
                  <text:p text:style-name="P30">Has several different ways to activate an action</text:p>
                </text:list-item>
                <text:list-item>
                  <text:p text:style-name="P30"><text:soft-page-break/>Put field changes in here</text:p>
                </text:list-item>
              </text:list>
            </text:list-item>
            <text:list-item>
              <text:p text:style-name="P30">Reordered the logic.cpp file</text:p>
              <text:list>
                <text:list-item>
                  <text:p text:style-name="P30">Functions were scattered around, now they follow the order in the .h file</text:p>
                </text:list-item>
              </text:list>
            </text:list-item>
            <text:list-item>
              <text:p text:style-name="P30">Refactored some speech code</text:p>
              <text:list>
                <text:list-item>
                  <text:p text:style-name="P30">Speech blurbs are no longer friends with a bunch of classes</text:p>
                </text:list-item>
                <text:list-item>
                  <text:p text:style-name="P30">Instead, added some new setters that handle some repeated code</text:p>
                </text:list-item>
              </text:list>
            </text:list-item>
            <text:list-item>
              <text:p text:style-name="P30">Logic function now puts sayings on the registered characters instead of the clones</text:p>
              <text:list>
                <text:list-item>
                  <text:p text:style-name="P30">Can clone out characters with the same sayings</text:p>
                </text:list-item>
              </text:list>
            </text:list-item>
            <text:list-item>
              <text:p text:style-name="P30">NPC's now hold the speech blurb handler instead of general Character's</text:p>
            </text:list-item>
            <text:list-item>
              <text:p text:style-name="P30">Logic function now pushes the shopkeeper's items into the registered character instead of the cloned one</text:p>
              <text:list>
                <text:list-item>
                  <text:p text:style-name="P30">Can clone out shopkeepers with the same items</text:p>
                </text:list-item>
              </text:list>
            </text:list-item>
            <text:list-item>
              <text:p text:style-name="P30">Added “item receive” tile action</text:p>
            </text:list-item>
          </text:list>
        </text:list-item>
      </text:list>
      <text:p text:style-name="Standard"/>
      <text:p text:style-name="Standard"><text:tab/>3/10/14</text:p>
      <text:list xml:id="list2045203051090000716" text:style-name="L26">
        <text:list-item>
          <text:list>
            <text:list-item>
              <text:p text:style-name="P31">Fixed culler</text:p>
              <text:list>
                <text:list-item>
                  <text:p text:style-name="P31">Now doesn't cull every single frame</text:p>
                </text:list-item>
                <text:list-item>
                  <text:p text:style-name="P31">Culls when the field gets changed, and only culls the field in focus when camera changes position</text:p>
                </text:list-item>
                <text:list-item>
                  <text:p text:style-name="P31">Sprites now, on their movement, check if it should be culled</text:p>
                </text:list-item>
              </text:list>
            </text:list-item>
          </text:list>
        </text:list-item>
      </text:list>
      <text:p text:style-name="Standard"/>
      <text:p text:style-name="Standard"><text:tab/>3/12/14</text:p>
      <text:list xml:id="list7671806702976283514" text:style-name="L27">
        <text:list-item>
          <text:list>
            <text:list-item>
              <text:p text:style-name="P32">Culler is now finished in its final form</text:p>
              <text:list>
                <text:list-item>
                  <text:p text:style-name="P32">Divided sprites into static and dynamic</text:p>
                  <text:list>
                    <text:list-item>
                      <text:p text:style-name="P32">Static cannot move, and are placed into a hash table for easy culling by their GridPosition (for now, just a TilePosition that uses ints instead of unsigned shorts)</text:p>
                    </text:list-item>
                  </text:list>
                </text:list-item>
              </text:list>
            </text:list-item>
            <text:list-item>
              <text:p text:style-name="P32">Added generic game dialog</text:p>
              <text:list>
                <text:list-item>
                  <text:p text:style-name="P32">Dat name, eh?</text:p>
                </text:list-item>
                <text:list-item>
                  <text:p text:style-name="P32">Used for displaying information when you examine something, or receive an item from a chest</text:p>
                </text:list-item>
              </text:list>
            </text:list-item>
            <text:list-item>
              <text:p text:style-name="P32">Finished up tile actions for now</text:p>
              <text:list>
                <text:list-item>
                  <text:p text:style-name="P32">Added chest tile action</text:p>
                </text:list-item>
                <text:list-item>
                  <text:p text:style-name="P32">Added examine tile action</text:p>
                </text:list-item>
              </text:list>
            </text:list-item>
            <text:list-item>
              <text:p text:style-name="P32">Refactored a bunch of code</text:p>
              <text:list>
                <text:list-item>
                  <text:p text:style-name="P32">Placed a bunch of previously global constants into their handlers correctly</text:p>
                  <text:list>
                    <text:list-item>
                      <text:p text:style-name="P32">Sounds</text:p>
                    </text:list-item>
                    <text:list-item>
                      <text:p text:style-name="P32">IniHandler</text:p>
                    </text:list-item>
                  </text:list>
                </text:list-item>
                <text:list-item>
                  <text:p text:style-name="P32">Files are now encapsulated correctly, you can close files from the file itself instead of through the handler, they're stored by their name</text:p>
                </text:list-item>
                <text:list-item>
                  <text:p text:style-name="P32">Resolutions are now divided into aspect ratios, which are selected from another button in the options menu</text:p>
                </text:list-item>
                <text:list-item>
                  <text:p text:style-name="P32">Looked at the Windows code and redid the things that were not my style, into my style, and cleaned it up</text:p>
                  <text:list>
                    <text:list-item>
                      <text:p text:style-name="P32">Changed the icon loading from ExtractIcon to LoadImage</text:p>
                      <text:list>
                        <text:list-item>
                          <text:p text:style-name="P32">Should be a lot more safe?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<text:soft-page-break/><text:tab/>3/17/14</text:p>
      <text:list xml:id="list3207223139703362667" text:style-name="L28">
        <text:list-item>
          <text:list>
            <text:list-item>
              <text:p text:style-name="P33">Arbitrary FPS is now possible from the ini file</text:p>
            </text:list-item>
            <text:list-item>
              <text:p text:style-name="P33">Removed fps limit registry</text:p>
              <text:list>
                <text:list-item>
                  <text:p text:style-name="P33">No longer needed with the current way of doing things</text:p>
                </text:list-item>
              </text:list>
            </text:list-item>
            <text:list-item>
              <text:p text:style-name="P33">Vsync is now possible from the ini file</text:p>
              <text:list>
                <text:list-item>
                  <text:p text:style-name="P33">Just change the bool</text:p>
                </text:list-item>
              </text:list>
            </text:list-item>
            <text:list-item>
              <text:p text:style-name="P33">Refactored GUI object code</text:p>
              <text:list>
                <text:list-item>
                  <text:p text:style-name="P33">Calculations are much, much better now</text:p>
                </text:list-item>
                <text:list-item>
                  <text:p text:style-name="P33">Reuse galore and eliminated returns (now void)</text:p>
                </text:list-item>
              </text:list>
            </text:list-item>
            <text:list-item>
              <text:p text:style-name="P33">Created patrol AI</text:p>
              <text:list>
                <text:list-item>
                  <text:p text:style-name="P33">Can reverse the path, or loop around it (default)</text:p>
                </text:list-item>
              </text:list>
            </text:list-item>
          </text:list>
        </text:list-item>
      </text:list>
      <text:p text:style-name="Standard"/>
      <text:p text:style-name="Standard"><text:tab/>3/19/14</text:p>
      <text:list xml:id="list4417540740238825351" text:style-name="L29">
        <text:list-item>
          <text:list>
            <text:list-item>
              <text:p text:style-name="P34">Finished up floors</text:p>
              <text:list>
                <text:list-item>
                  <text:p text:style-name="P34">They are essentially old fields, with new fields now being a collection of floors</text:p>
                </text:list-item>
                <text:list-item>
                  <text:p text:style-name="P34">Added move up/down tile actions</text:p>
                </text:list-item>
              </text:list>
            </text:list-item>
            <text:list-item>
              <text:p text:style-name="P34">Roof toggling is now done through a polymorphic class placed into the Shown objects (inherited by a specific class that checks if the roofs need to be drawn or not)</text:p>
              <text:list>
                <text:list-item>
                  <text:p text:style-name="P34">Will eliminate telling every single tile about the change</text:p>
                </text:list-item>
              </text:list>
            </text:list-item>
          </text:list>
        </text:list-item>
      </text:list>
      <text:p text:style-name="Standard"/>
      <text:p text:style-name="Standard"><text:tab/>3/26/14</text:p>
      <text:list xml:id="list6946659795811264239" text:style-name="L30">
        <text:list-item>
          <text:list>
            <text:list-item>
              <text:p text:style-name="P35">Should make stencil masks only work on their current floor (by clearing the stencil buffer between floor draws)</text:p>
            </text:list-item>
            <text:list-item>
              <text:p text:style-name="P35">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4T09:41:32.38</meta:creation-date>
    <dc:date>2015-07-07T17:57:02.74</dc:date>
    <meta:editing-duration>P100DT18H58M22S</meta:editing-duration>
    <meta:editing-cycles>238</meta:editing-cycles>
    <meta:generator>OpenOffice/4.0.1$Win32 OpenOffice.org_project/401m5$Build-9714</meta:generator>
    <dc:creator>Trevor Thoele</dc:creator>
    <meta:document-statistic meta:table-count="0" meta:image-count="0" meta:object-count="0" meta:page-count="12" meta:paragraph-count="446" meta:word-count="3064" meta:character-count="18152"/>
  </office:meta>
</office:document-meta>
</file>